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00000006F55284249210C9542.png" manifest:media-type="image/png"/>
  <manifest:file-entry manifest:full-path="Pictures/1000000100000198000001C58FD52FB594974B25.png" manifest:media-type="image/png"/>
  <manifest:file-entry manifest:full-path="Pictures/10000001000002C80000012ACD128203685B0848.png" manifest:media-type="image/png"/>
  <manifest:file-entry manifest:full-path="Pictures/100000010000019D0000017757EC06CA70A12F4F.png" manifest:media-type="image/png"/>
  <manifest:file-entry manifest:full-path="Pictures/100000010000079000000363AD7CD9DE124CBD7F.png" manifest:media-type="image/png"/>
  <manifest:file-entry manifest:full-path="Pictures/10000000000005DC0000035357FBAA94AEA8DC9F.jpg" manifest:media-type="image/jpeg"/>
  <manifest:file-entry manifest:full-path="Pictures/100000010000019100000165FF8ED56650F66455.png" manifest:media-type="image/png"/>
  <manifest:file-entry manifest:full-path="Pictures/10000001000000AE0000009D59B3D482253EE20E.png" manifest:media-type="image/png"/>
  <manifest:file-entry manifest:full-path="Pictures/10000000000003D0000002A850C072D1735D11C1.png" manifest:media-type="image/png"/>
  <manifest:file-entry manifest:full-path="Pictures/100000010000037D00000398B2139E565A7F2920.png" manifest:media-type="image/png"/>
  <manifest:file-entry manifest:full-path="Pictures/100000010000039700000220D256E637AD1AD37A.png" manifest:media-type="image/png"/>
  <manifest:file-entry manifest:full-path="Pictures/10000001000002B90000013CA80DDBDE560FBDF7.png" manifest:media-type="image/png"/>
  <manifest:file-entry manifest:full-path="Pictures/1000000100000301000001DDBEF001A52022F03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style:style>
    <style:style style:name="gr8"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style:paragraph-properties style:writing-mode="lr-tb"/>
    </style:style>
    <style:style style:name="gr22" style:family="graphic" style:parent-style-name="Style_20_de_20_dessin_20_par_20_défaut_5f_1">
      <style:graphic-properties draw:stroke="none" draw:fill-color="#ffff6d" draw:textarea-horizontal-align="justify" draw:textarea-vertical-align="middle" draw:auto-grow-height="false" fo:min-height="1.917cm" fo:min-width="0cm"/>
    </style:style>
    <style:style style:name="gr23" style:family="graphic" style:parent-style-name="standard">
      <style:graphic-properties draw:stroke="none" svg:stroke-color="#000000" draw:fill="none" draw:fill-color="#ffffff" draw:auto-grow-height="true" draw:auto-grow-width="false" fo:max-height="0cm" fo:min-height="5.15cm"/>
      <style:paragraph-properties style:writing-mode="lr-tb"/>
    </style:style>
    <style:style style:name="gr24"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25"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gr26"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655cm"/>
      <style:paragraph-properties style:writing-mode="lr-tb"/>
    </style:style>
    <style:style style:name="gr28"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9"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gr30" style:family="graphic" style:parent-style-name="Objet_20_sans_20_remplissage_20_et_20_sans_20_ligne">
      <style:graphic-properties draw:textarea-horizontal-align="center" draw:textarea-vertical-align="middle" draw:ole-draw-aspect="1" style:protect="size"/>
    </style:style>
    <style:style style:name="gr31"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32" style:family="graphic" style:parent-style-name="Style_20_de_20_dessin_20_par_20_défaut_5f_1">
      <style:graphic-properties draw:stroke="none" draw:fill-color="#e16173" draw:textarea-horizontal-align="justify" draw:textarea-vertical-align="middle" draw:auto-grow-height="false" fo:min-height="1.917cm" fo:min-width="0cm"/>
    </style:style>
    <style:style style:name="gr33"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34"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35" style:family="graphic" style:parent-style-name="standard">
      <style:graphic-properties draw:stroke="none" draw:fill-color="#d4ea6b" draw:textarea-horizontal-align="justify" draw:textarea-vertical-align="middle" draw:auto-grow-height="false" fo:min-height="1.917cm" fo:min-width="0cm"/>
    </style:style>
    <style:style style:name="gr36"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37" style:family="graphic" style:parent-style-name="Style_20_de_20_dessin_20_par_20_défaut_5f_1">
      <style:graphic-properties draw:stroke="none" svg:stroke-color="#000000" draw:fill="none" draw:fill-color="#ffffff" draw:auto-grow-height="true" draw:auto-grow-width="false" fo:max-height="0cm" fo:min-height="1.172cm"/>
      <style:paragraph-properties style:writing-mode="lr-tb"/>
    </style:style>
    <style:style style:name="gr3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40" style:family="graphic" style:parent-style-name="Style_20_de_20_dessin_20_par_20_défaut_5f_1">
      <style:graphic-properties draw:stroke="none" draw:fill-color="#5b277d" draw:textarea-horizontal-align="justify" draw:textarea-vertical-align="middle" draw:auto-grow-height="false" fo:min-height="1.917cm" fo:min-width="0cm"/>
    </style:style>
    <style:style style:name="gr41"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42"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43"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44"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45"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46"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47"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48"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0"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51"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52" style:family="graphic" style:parent-style-name="standard">
      <style:graphic-properties draw:stroke="none" svg:stroke-width="0cm" draw:fill-color="#ffffff" draw:textarea-horizontal-align="justify" draw:textarea-vertical-align="middle" draw:auto-grow-height="false" fo:min-height="7.75cm" fo:min-width="20.9cm"/>
    </style:style>
    <style:style style:name="gr53"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5"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58" style:family="graphic" style:parent-style-name="Style_20_de_20_dessin_20_par_20_défaut_5f_1">
      <style:graphic-properties draw:stroke="none" draw:fill-color="#ffd428" draw:textarea-horizontal-align="justify" draw:textarea-vertical-align="middle" draw:auto-grow-height="false" fo:min-height="1.917cm" fo:min-width="0cm"/>
    </style:style>
    <style:style style:name="gr59" style:family="graphic" style:parent-style-name="Style_20_de_20_dessin_20_par_20_défaut_5f_1">
      <style:graphic-properties draw:stroke="none" draw:fill-color="#bf0041" draw:textarea-horizontal-align="justify" draw:textarea-vertical-align="middle" draw:auto-grow-height="false" fo:min-height="1.917cm" fo:min-width="0cm"/>
    </style:style>
    <style:style style:name="gr60" style:family="graphic" style:parent-style-name="standard">
      <style:graphic-properties draw:stroke="none" svg:stroke-color="#000000" draw:fill="none" draw:fill-color="#ffffff" draw:auto-grow-height="true" draw:auto-grow-width="false" fo:max-height="0cm" fo:min-height="0.6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3.544cm"/>
      <style:paragraph-properties style:writing-mode="lr-tb"/>
    </style:style>
    <style:style style:name="pr12" style:family="presentation" style:parent-style-name="Default-title">
      <style:graphic-properties draw:textarea-vertical-align="top" fo:min-height="2.38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title">
      <style:graphic-properties draw:textarea-vertical-align="top" fo:min-height="2.533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list-style-name="L1">
      <style:graphic-properties draw:textarea-vertical-align="top" fo:min-height="2.533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title" style:list-style-name="L1">
      <style:graphic-properties draw:textarea-vertical-align="top" fo:min-height="1.173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title">
      <style:graphic-properties draw:textarea-vertical-align="top" fo:min-height="0.98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3.311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title">
      <style:graphic-properties draw:textarea-vertical-align="top" fo:min-height="5.353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title">
      <style:graphic-properties draw:textarea-vertical-align="top" fo:min-height="4.01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writing-mode="lr-tb"/>
    </style:style>
    <style:style style:name="P1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writing-mode="lr-tb"/>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writing-mode="lr-tb"/>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writing-mode="lr-tb"/>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paragraph-properties style:writing-mode="lr-tb"/>
      <style:text-properties fo:font-size="16.8999996185303pt" fo:language="fr" fo:country="FR" style:font-size-asian="16pt" style:font-size-complex="16pt"/>
    </style:style>
    <style:style style:name="P27" style:family="paragraph">
      <loext:graphic-properties draw:fill="none" draw:fill-color="#ffffff"/>
      <style:paragraph-properties style:writing-mode="lr-tb"/>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draw:fill-color="#ffffff"/>
      <style:paragraph-properties fo:text-align="start" style:writing-mode="lr-tb"/>
      <style:text-properties fo:font-size="16pt" fo:font-style="normal" style:font-size-asian="16pt" style:font-style-asian="normal" style:font-size-complex="16pt" style:font-style-complex="normal"/>
    </style:style>
    <style:style style:name="P33" style:family="paragraph">
      <loext:graphic-properties draw:fill-color="#ff6d6d"/>
      <style:paragraph-properties fo:text-align="center"/>
      <style:text-properties fo:language="fr" fo:country="FR"/>
    </style:style>
    <style:style style:name="P34" style:family="paragraph">
      <loext:graphic-properties draw:fill="none" draw:fill-color="#ffffff"/>
      <style:paragraph-properties fo:text-align="center" style:writing-mode="lr-tb"/>
      <style:text-properties fo:font-size="22pt" fo:font-style="normal" style:font-size-asian="22pt" style:font-style-asian="normal" style:font-size-complex="22pt" style:font-style-complex="normal"/>
    </style:style>
    <style:style style:name="P35" style:family="paragraph">
      <loext:graphic-properties draw:fill-color="#bbe33d"/>
      <style:paragraph-properties fo:text-align="center"/>
      <style:text-properties fo:language="fr" fo:country="FR"/>
    </style:style>
    <style:style style:name="P36" style:family="paragraph">
      <style:paragraph-properties fo:margin-left="0cm" fo:margin-right="0cm" fo:margin-top="0cm" fo:margin-bottom="0cm" fo:line-height="100%" fo:text-indent="0cm"/>
    </style:style>
    <style:style style:name="P37" style:family="paragraph">
      <loext:graphic-properties draw:fill-color="#e16173"/>
      <style:paragraph-properties fo:text-align="center"/>
      <style:text-properties fo:language="fr" fo:country="FR"/>
    </style:style>
    <style:style style:name="P38" style:family="paragraph">
      <style:text-properties fo:font-style="italic" style:font-style-asian="italic" style:font-style-complex="italic"/>
    </style:style>
    <style:style style:name="P39" style:family="paragraph">
      <loext:graphic-properties draw:fill="none" draw:fill-color="#ffffff"/>
      <style:paragraph-properties style:writing-mode="lr-tb"/>
      <style:text-properties fo:font-size="28pt" fo:font-style="italic" style:font-size-asian="28pt" style:font-style-asian="italic" style:font-size-complex="28pt" style:font-style-complex="italic"/>
    </style:style>
    <style:style style:name="P40" style:family="paragraph">
      <style:paragraph-properties fo:text-align="end"/>
      <style:text-properties fo:font-size="20pt" style:font-size-asian="20pt" style:font-size-complex="20pt"/>
    </style:style>
    <style:style style:name="P41" style:family="paragraph">
      <style:paragraph-properties fo:text-align="end" style:writing-mode="lr-tb"/>
      <style:text-properties fo:font-size="20pt" fo:language="fr" fo:country="FR" fo:font-weight="bold" style:font-size-asian="20pt" style:font-weight-asian="bold" style:font-size-complex="20pt" style:font-weight-complex="bold"/>
    </style:style>
    <style:style style:name="P42" style:family="paragraph">
      <loext:graphic-properties draw:fill-color="#d4ea6b"/>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4" style:family="paragraph">
      <style:paragraph-properties fo:text-align="center" style:writing-mode="lr-tb"/>
      <style:text-properties fo:color="#ffffff" loext:opacity="100%" fo:font-size="28pt" fo:language="fr" fo:country="FR" fo:font-weight="bold" style:font-size-asian="28pt" style:font-size-complex="28pt"/>
    </style:style>
    <style:style style:name="P45"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loext:graphic-properties draw:fill-color="#5b277d"/>
      <style:paragraph-properties fo:text-align="center"/>
      <style:text-properties fo:language="fr" fo:country="FR"/>
    </style:style>
    <style:style style:name="P47" style:family="paragraph">
      <loext:graphic-properties draw:fill-color="#ff7b59"/>
      <style:paragraph-properties fo:text-align="center"/>
    </style:style>
    <style:style style:name="P48" style:family="paragraph">
      <loext:graphic-properties draw:fill-color="#ff7b59"/>
      <style:paragraph-properties fo:text-align="center" style:writing-mode="lr-tb"/>
    </style:style>
    <style:style style:name="P49" style:family="paragraph">
      <loext:graphic-properties draw:fill-color="#81d41a"/>
      <style:paragraph-properties fo:text-align="center"/>
    </style:style>
    <style:style style:name="P50"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51" style:family="paragraph">
      <style:paragraph-properties fo:text-align="end"/>
    </style:style>
    <style:style style:name="P52" style:family="paragraph">
      <loext:graphic-properties draw:fill="none" draw:fill-color="#ffffff"/>
      <style:paragraph-properties fo:text-align="end" style:writing-mode="lr-tb"/>
    </style:style>
    <style:style style:name="P53" style:family="paragraph">
      <loext:graphic-properties draw:fill-color="#81d41a"/>
      <style:paragraph-properties fo:text-align="center" style:writing-mode="lr-tb"/>
    </style:style>
    <style:style style:name="P54" style:family="paragraph">
      <loext:graphic-properties draw:fill-color="#ffff38"/>
      <style:paragraph-properties fo:text-align="center"/>
      <style:text-properties fo:language="fr" fo:country="FR"/>
    </style:style>
    <style:style style:name="P55" style:family="paragraph">
      <loext:graphic-properties draw:fill-color="#ffffff"/>
      <style:paragraph-properties fo:text-align="center"/>
    </style:style>
    <style:style style:name="P56" style:family="paragraph">
      <loext:graphic-properties draw:fill="none" draw:fill-color="#ffffff"/>
      <style:paragraph-properties fo:text-align="center" style:writing-mode="lr-tb"/>
    </style:style>
    <style:style style:name="P57" style:family="paragraph">
      <loext:graphic-properties draw:fill-color="#729fcf"/>
      <style:paragraph-properties fo:text-align="center"/>
      <style:text-properties fo:language="fr" fo:country="FR"/>
    </style:style>
    <style:style style:name="P5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9" style:family="paragraph">
      <loext:graphic-properties draw:fill-color="#ffd428"/>
      <style:paragraph-properties fo:text-align="center"/>
      <style:text-properties fo:language="fr" fo:country="FR"/>
    </style:style>
    <style:style style:name="P60" style:family="paragraph">
      <style:paragraph-properties fo:margin-left="0cm" fo:margin-right="0cm" fo:margin-top="0.297cm" fo:margin-bottom="0cm" fo:text-align="start" fo:text-indent="0cm">
        <style:tab-stops/>
      </style:paragraph-properties>
    </style:style>
    <style:style style:name="P61" style:family="paragraph">
      <style:paragraph-properties fo:text-align="center" style:writing-mode="lr-tb"/>
      <style:text-properties fo:font-size="34pt" fo:language="fr" fo:country="FR" fo:font-weight="bold" style:font-size-asian="34pt" style:font-weight-asian="bold" style:font-size-complex="34pt" style:font-weight-complex="bold"/>
    </style:style>
    <style:style style:name="P62" style:family="paragraph">
      <loext:graphic-properties draw:fill-color="#bf0041"/>
      <style:paragraph-properties fo:text-align="center"/>
      <style:text-properties fo:language="fr" fo:country="FR"/>
    </style:style>
    <style:style style:name="P63" style:family="paragraph">
      <loext:graphic-properties draw:fill="none" draw:fill-color="#ffffff"/>
      <style:paragraph-properties fo:text-align="center" style:writing-mode="lr-tb"/>
      <style:text-properties fo:font-size="14pt" fo:font-style="normal" style:font-size-asian="14pt" style:font-style-asian="normal" style:font-size-complex="14pt" style:font-style-complex="normal"/>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0pt" fo:language="fr" fo:country="F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loext:opacity="100%" fo:font-size="22pt" fo:font-weight="bold" style:font-size-asian="22pt" style:font-weight-asian="bold" style:font-size-complex="22pt" style:font-weight-complex="bold"/>
    </style:style>
    <style:style style:name="T15" style:family="text">
      <style:text-properties fo:color="#ffffff" loext:opacity="100%" fo:font-size="22pt" fo:font-weight="bold" style:font-size-asian="22pt" style:font-weight-asian="bold" style:font-size-complex="22pt" style:font-weight-complex="bold"/>
    </style:style>
    <style:style style:name="T16" style:family="text">
      <style:text-properties fo:color="#ffffff" loext:opacity="100%" fo:font-size="22pt" fo:font-weight="normal" style:font-size-asian="22pt" style:font-weight-asian="normal" style:font-size-complex="22pt" style:font-weight-complex="normal"/>
    </style:style>
    <style:style style:name="T17" style:family="text">
      <style:text-properties fo:color="#ffffff" loext:opacity="100%" fo:font-size="32pt" fo:language="fr" fo:country="FR" fo:font-weight="normal" style:font-size-asian="32pt" style:font-weight-asian="normal" style:font-size-complex="32pt" style:font-weight-complex="normal"/>
    </style:style>
    <style:style style:name="T18"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9" style:family="text">
      <style:text-properties fo:font-size="30pt" fo:language="fr" fo:country="FR" fo:font-weight="bold" style:font-size-asian="30pt" style:font-weight-asian="bold" style:font-size-complex="30pt" style:font-weight-complex="bold"/>
    </style:style>
    <style:style style:name="T20" style:family="text">
      <style:text-properties fo:font-size="28pt" fo:font-style="normal" style:font-size-asian="28pt" style:font-style-asian="normal" style:font-size-complex="28pt" style:font-style-complex="normal"/>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size="16pt" fo:font-style="normal" style:font-size-asian="16pt" style:font-style-asian="normal" style:font-size-complex="16pt" style:font-style-complex="normal"/>
    </style:style>
    <style:style style:name="T23" style:family="text">
      <style:text-properties fo:font-size="16pt" fo:font-style="normal"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1" style:font-size-asian="32pt" style:font-style-asian="italic" style:font-weight-asian="normal" style:font-name-complex="Lucida Sans1" style:font-size-complex="32pt" style:font-style-complex="italic" style:font-weight-complex="normal" style:text-emphasize="none" style:font-relief="none" style:text-overline-style="none" style:text-overline-color="font-color"/>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font-size="20pt" fo:language="fr" fo:country="FR" fo:font-weight="bold" style:font-size-asian="20pt" style:font-weight-asian="bold" style:font-size-complex="20pt" style:font-weight-complex="bold"/>
    </style:style>
    <style:style style:name="T31" style:family="text">
      <style:text-properties fo:color="#ffffff" loext:opacity="100%" fo:font-size="12pt" style:text-underline-style="solid" style:text-underline-width="auto" style:text-underline-color="font-color" style:font-size-asian="12pt" style:font-size-complex="12pt"/>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1"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1"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34" style:family="text">
      <style:text-properties fo:color="#ffffff" loext:opacity="100%" fo:font-size="28pt" fo:language="fr" fo:country="FR" fo:font-weight="bold" style:font-size-asian="28pt" style:font-size-complex="28pt"/>
    </style:style>
    <style:style style:name="T35"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6" style:family="text">
      <style:text-properties fo:font-size="24pt" fo:font-style="italic" style:font-size-asian="24pt" style:font-style-asian="italic" style:font-size-complex="24pt" style:font-style-complex="italic"/>
    </style:style>
    <style:style style:name="T37" style:family="text">
      <style:text-properties fo:font-weight="bold" style:font-weight-asian="bold" style:font-weight-complex="bold"/>
    </style:style>
    <style:style style:name="T38"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9" style:family="text">
      <style:text-properties fo:color="#ffffff" loext:opacity="100%" fo:font-size="12pt" fo:language="fr" fo:country="FR" fo:font-weight="bold" style:font-size-asian="12pt" style:font-weight-asian="bold" style:font-size-complex="12pt" style:font-weight-complex="bold"/>
    </style:style>
    <style:style style:name="T40" style:family="text">
      <style:text-properties fo:color="#ffffff" loext:opacity="100%" fo:font-size="12pt" fo:language="fr" fo:country="FR" fo:font-weight="normal" style:font-size-asian="12pt" style:font-weight-asian="normal" style:font-size-complex="12pt" style:font-weight-complex="normal"/>
    </style:style>
    <style:style style:name="T41" style:family="text">
      <style:text-properties fo:color="#81d41a" loext:opacity="100%" fo:font-size="36pt" fo:language="fr" fo:country="FR" fo:font-weight="bold" style:font-size-asian="36pt" style:font-weight-asian="bold" style:font-size-complex="36pt" style:font-weight-complex="bold"/>
    </style:style>
    <style:style style:name="T42" style:family="text">
      <style:text-properties fo:font-size="16pt" fo:font-style="italic" style:font-size-asian="16pt" style:font-style-asian="italic" style:font-size-complex="16pt" style:font-style-complex="italic"/>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1"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1" style:font-size-asian="12pt" style:font-style-asian="normal" style:font-weight-asian="bold" style:font-name-complex="Lucida Sans1" style:font-size-complex="12pt" style:font-style-complex="normal" style:font-weight-complex="bold" style:text-emphasize="none" style:font-relief="none" style:text-overline-style="none" style:text-overline-color="font-color"/>
    </style:style>
    <style:style style:name="T46" style:family="text">
      <style:text-properties fo:font-size="42pt" fo:language="fr" fo:country="FR" fo:font-weight="bold" style:font-size-asian="42pt" style:font-weight-asian="bold" style:font-size-complex="42pt" style:font-weight-complex="bold"/>
    </style:style>
    <style:style style:name="T47" style:family="text">
      <style:text-properties fo:font-size="34pt" fo:language="fr" fo:country="FR" fo:font-weight="bold" style:font-size-asian="34pt" style:font-weight-asian="bold" style:font-size-complex="34pt" style:font-weight-complex="bold"/>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15cm 15.75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10">N’aime pas chercher</text:span></text:p>
            <text:p text:style-name="P1"><text:span text:style-name="T11">Le cerveau est paresseux</text:span></text:p>
          </draw:text-box>
        </draw:frame>
        <draw:frame draw:style-name="gr8" draw:text-style-name="P15" draw:layer="layout" svg:width="10.6cm" svg:height="2.063cm" svg:x="1.2cm" svg:y="5.8cm">
          <draw:text-box>
            <text:p text:style-name="P1"><text:span text:style-name="T10">Fait des erreurs</text:span></text:p>
            <text:p text:style-name="P1"><text:span text:style-name="T11">L’erreur est humaine</text:span></text:p>
          </draw:text-box>
        </draw:frame>
        <draw:frame draw:style-name="gr8" draw:text-style-name="P15" draw:layer="layout" svg:width="10.6cm" svg:height="2.063cm" svg:x="1.2cm" svg:y="9cm">
          <draw:text-box>
            <text:p text:style-name="P1"><text:span text:style-name="T10">Fuit la difficulté</text:span></text:p>
            <text:p text:style-name="P1"><text:span text:style-name="T11">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cm" svg:y="6cm">
          <draw:text-box>
            <text:p text:style-name="P18"><text:span text:style-name="T14">Système perceptif</text:span></text:p>
          </draw:text-box>
        </draw:frame>
        <draw:frame draw:style-name="gr11" draw:text-style-name="P19" draw:layer="layout" svg:width="3.92cm" svg:height="1.987cm" svg:x="12.88cm" svg:y="6.001cm">
          <draw:text-box>
            <text:p text:style-name="P18"><text:span text:style-name="T14">Système Cognitif</text:span></text:p>
          </draw:text-box>
        </draw:frame>
        <draw:frame draw:style-name="gr11" draw:text-style-name="P19" draw:layer="layout" svg:width="4.52cm" svg:height="1.987cm" svg:x="20.6cm" svg:y="6.002cm">
          <draw:text-box>
            <text:p text:style-name="P18"><text:span text:style-name="T14">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2">Source(s) :</text:span></text:p>
            <text:list text:style-name="L1">
              <text:list-item>
                <text:p><text:span text:style-name="T13"><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19" draw:layer="layout" svg:width="4.52cm" svg:height="1.987cm" svg:x="5.68cm" svg:y="6.6cm">
          <draw:text-box>
            <text:p text:style-name="P18"><text:span text:style-name="T14">Système perceptif</text:span></text:p>
          </draw:text-box>
        </draw:frame>
        <draw:frame draw:style-name="gr11" draw:text-style-name="P19" draw:layer="layout" svg:width="3.92cm" svg:height="1.987cm" svg:x="12.6cm" svg:y="6.6cm">
          <draw:text-box>
            <text:p text:style-name="P18"><text:span text:style-name="T14">Système Cognitif</text:span></text:p>
          </draw:text-box>
        </draw:frame>
        <draw:frame draw:style-name="gr11" draw:text-style-name="P21" draw:layer="layout" svg:width="4.52cm" svg:height="1.987cm" svg:x="18.88cm" svg:y="6.6cm">
          <draw:text-box>
            <text:p text:style-name="P18"><text:span text:style-name="T14">Système moteur</text:span></text:p>
          </draw:text-box>
        </draw:frame>
        <draw:frame draw:style-name="gr14" draw:text-style-name="P22" draw:layer="layout" svg:width="4.52cm" svg:height="1.4cm" draw:transform="rotate (-1.5707963267949) translate (26.6cm 5.2cm)">
          <draw:text-box>
            <text:p text:style-name="P18"><text:span text:style-name="T15">Terminal</text:span></text:p>
          </draw:text-box>
        </draw:frame>
        <draw:frame draw:style-name="gr14" draw:text-style-name="P22" draw:layer="layout" svg:width="4.52cm" svg:height="1.4cm" draw:transform="rotate (-1.5707963267949) translate (3cm 5.2cm)">
          <draw:text-box>
            <text:p text:style-name="P18"><text:span text:style-name="T15">Terminal</text:span></text:p>
          </draw:text-box>
        </draw:frame>
        <draw:frame draw:style-name="gr15" draw:text-style-name="P23" draw:layer="layout" svg:width="16.96cm" svg:height="2.855cm" svg:x="5.52cm" svg:y="11.2cm">
          <draw:text-box>
            <text:p text:style-name="P18"><text:span text:style-name="T16">Le terminal reçoit et envoie des informations avec lesquelles l’utilisateur réagit et interagit.</text:span></text:p>
            <text:p text:style-name="P18"><text:span text:style-name="T16">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7">Gestalt signifie “forme” en allemand</text:span></text:p>
              </text:list-item>
              <text:list-item>
                <text:p text:style-name="P11"><text:span text:style-name="T17">Apparu au début du 20ième siècle</text:span></text:p>
              </text:list-item>
              <text:list-item>
                <text:p text:style-name="P11"><text:span text:style-name="T18">"Le tout est plus et autre que la somme de ses parties"</text:span></text:p>
                <text:list>
                  <text:list-item>
                    <text:p text:style-name="P1"><text:span text:style-name="T17">Notre cerveau a tendance à traiter les éléments de façon globale et non individuelle. </text:span><text:span text:style-name="T17"><text:line-break/></text:span><text:span text:style-name="T17">De cette globalité, on en extrait un sens.</text:span></text:p>
                  </text:list-item>
                </text:list>
              </text:list-item>
            </text:list>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9">Lorsque vous écoutez de la musique, vous entendez une mélodie et des paroles. </text:span><text:span text:style-name="T19"><text:line-break/></text:span><text:span text:style-name="T19">Pas des notes et des lettres une à une.</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Et un site web est un ensemble de formes organisées <text:s/>formant un tout.</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7">Se base sur six lois dites “principales” :</text:span></text:p>
                <text:list>
                  <text:list-item>
                    <text:p text:style-name="P1"><text:span text:style-name="T17">Bonne forme</text:span></text:p>
                  </text:list-item>
                  <text:list-item>
                    <text:p text:style-name="P1"><text:span text:style-name="T17">Continuité</text:span></text:p>
                  </text:list-item>
                  <text:list-item>
                    <text:p text:style-name="P1"><text:span text:style-name="T17">Proximité</text:span></text:p>
                  </text:list-item>
                  <text:list-item>
                    <text:p text:style-name="P1"><text:span text:style-name="T17">Similitude (ou Similarité)</text:span></text:p>
                  </text:list-item>
                  <text:list-item>
                    <text:p text:style-name="P1"><text:span text:style-name="T17">Destin commun</text:span></text:p>
                  </text:list-item>
                  <text:list-item>
                    <text:p text:style-name="P1"><text:span text:style-name="T17">Familiarité</text:span></text:p>
                  </text:list-item>
                </text:list>
              </text:list-item>
            </text:list>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20">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2cm">
          <draw:text-box>
            <text:p text:style-name="P18"><text:span text:style-name="T21">Image issue de Wikipédia</text:span></text:p>
            <text:p text:style-name="P18"><text:span text:style-name="T22">Combien de points percevez-vous ?</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D128203685B0848.png" xlink:type="simple" xlink:show="embed" xlink:actuate="onLoad" draw:mime-type="image/png">
            <text:p/>
          </draw:image>
        </draw:frame>
        <draw:frame draw:style-name="gr20" draw:text-style-name="P29" draw:layer="layout" svg:width="18.85cm" svg:height="2.017cm" svg:x="4.575cm" svg:y="11.183cm">
          <draw:text-box>
            <text:p text:style-name="P18"><text:span text:style-name="T21">Image issue de Wikipédia</text:span></text:p>
            <text:p text:style-name="P18"><text:span text:style-name="T22">Ici notre cerveau ne perçoit pas 72 points distincts mais plutôt 4 groupes.</text:span></text:p>
          </draw:text-box>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395cm" svg:height="10.432cm" svg:x="2.005cm" svg:y="2.014cm">
          <draw:image xlink:href="Pictures/1000000100000198000001C58FD52FB594974B25.png" xlink:type="simple" xlink:show="embed" xlink:actuate="onLoad" draw:mime-type="image/png">
            <text:p/>
          </draw:image>
        </draw:frame>
        <draw:frame draw:style-name="gr2" draw:text-style-name="P28" draw:layer="layout" svg:width="10.927cm" svg:height="9.922cm" svg:x="15.073cm" svg:y="2.078cm">
          <draw:image xlink:href="Pictures/100000010000019D0000017757EC06CA70A12F4F.png" xlink:type="simple" xlink:show="embed" xlink:actuate="onLoad" draw:mime-type="image/png">
            <text:p/>
          </draw:image>
        </draw:frame>
        <draw:frame draw:style-name="gr21" draw:text-style-name="P30" draw:layer="layout" svg:width="21.3cm" svg:height="2.759cm" svg:x="3.35cm" svg:y="13.095cm">
          <draw:text-box>
            <text:p text:style-name="P18"><text:span text:style-name="T22">A droite, la loi de proximité n’est pas respectée, il est plus compliqué de savoir quel champ va avec quel libellé. </text:span></text:p>
            <text:p text:style-name="P18"><text:span text:style-name="T22">On complexifie le </text:span><text:span text:style-name="T23">processus cognitif</text:span><text:span text:style-name="T22"> de l’utilisateur. Et augmente sa frustratio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7">Utiliser les espaces blancs appelés aussi “espaces négatifs” pour grouper les éléments</text:span></text:p>
              </text:list-item>
              <text:list-item>
                <text:p text:style-name="P11"><text:span text:style-name="T17">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2" draw:text-style-name="P31"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20">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4">Théorie de la Gestalt – </text:span><text:span text:style-name="T6">Loi de Similitude </text:span></text:p>
          </draw:text-box>
        </draw:frame>
        <draw:custom-shape draw:style-name="gr22" draw:text-style-name="P31"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2" draw:layer="layout" svg:width="14.9cm" svg:height="5.4cm" svg:x="12.5cm" svg:y="2.4cm">
          <draw:text-box>
            <text:p text:style-name="P1"><text:span text:style-name="T22">Dans l’interface de LibreOffice, ces boutons sont équidistants et similaires. On y retrouve :</text:span></text:p>
            <text:list text:style-name="L1">
              <text:list-item>
                <text:p text:style-name="P1"><text:span text:style-name="T22">Une bordure</text:span></text:p>
              </text:list-item>
              <text:list-item>
                <text:p text:style-name="P1"><text:span text:style-name="T22">Une forme rectangulaire</text:span></text:p>
              </text:list-item>
              <text:list-item>
                <text:p text:style-name="P1"><text:span text:style-name="T22">La même taille</text:span></text:p>
                <text:p text:style-name="P1"><text:span text:style-name="T22"/></text:p>
              </text:list-item>
            </text:list>
            <text:p text:style-name="P1"><text:span text:style-name="T22">Ainsi le cerveau comprend qu’ils opèrent des fonctions proches. Ici le changement de mise en page.</text:span></text:p>
          </draw:text-box>
        </draw:frame>
        <draw:frame draw:style-name="gr2" draw:text-style-name="P28" draw:layer="layout" svg:width="10.61cm" svg:height="9.445cm" svg:x="1.59cm" svg:y="2.355cm">
          <draw:image xlink:href="Pictures/100000010000019100000165FF8ED56650F66455.png" xlink:type="simple" xlink:show="embed" xlink:actuate="onLoad" draw:mime-type="image/png">
            <text:p/>
          </draw:image>
        </draw:frame>
        <draw:frame draw:style-name="gr18" draw:text-style-name="P16" draw:layer="layout" svg:width="25.147cm" svg:height="2.621cm" svg:x="0.978cm" svg:y="12.939cm">
          <draw:text-box>
            <text:p><text:span text:style-name="T12">Source(s) :</text:span></text:p>
            <text:list text:style-name="L1">
              <text:list-item>
                <text:p><text:span text:style-name="T13"><text:a xlink:href="https://www.ux-republic.com/theorie-de-gestalt-psychologie-de-forme/" xlink:type="simple">https://www.ux-republic.com/theorie-de-gestalt-psychologie-de-forme/</text:a></text:span></text:p>
              </text:list-item>
              <text:list-item>
                <text:p><text:span text:style-name="T13"><text:a xlink:href="https://fr.wikipedia.org/wiki/Psychologie_de_la_forme" xlink:type="simple">https://fr.wikipedia.org/wiki/Psychologie_de_la_forme</text:a></text:span></text:p>
              </text:list-item>
              <text:list-item>
                <text:p><text:span text:style-name="T13"><text:a xlink:href="https://www.usabilis.com/definition-theorie-de-gestalt/" xlink:type="simple">https://www.usabilis.com/definition-theorie-de-gestalt/</text:a></text:span></text:p>
              </text:list-item>
              <text:list-item>
                <text:p><text:span text:style-name="T13"><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9">Ces lois sont contradictoires et plusieurs peuvent s’appliquer en même temps.</text:span></text:p>
          </draw:text-box>
        </draw:frame>
        <draw:custom-shape draw:style-name="gr16" draw:text-style-name="P24"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27" draw:layer="layout" svg:width="26.2cm" svg:height="2.6cm" svg:x="1.2cm" svg:y="4cm">
          <draw:text-box>
            <text:p><text:span text:style-name="T20">La loi de Fitts (1954) énonce que plus un élément est gros et proche, plus il sera atteint rapidement.</text:span></text:p>
          </draw:text-box>
        </draw:frame>
        <draw:frame draw:style-name="gr20" draw:text-style-name="P34" draw:layer="layout" svg:width="18.85cm" svg:height="2.017cm" svg:x="4.575cm" svg:y="9.8cm">
          <draw:text-box>
            <text:p text:style-name="P18"><text:span text:style-name="T25">En terme d’ergonomie web ou applicative que pouvons-nous en déduire ?</text:span></text:p>
          </draw:text-box>
        </draw:frame>
        <draw:frame draw:style-name="gr26" draw:text-style-name="P16" draw:layer="layout" svg:width="25.147cm" svg:height="1.673cm" svg:x="0.978cm" svg:y="13.8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7">Augmenter la zone d’interaction des boutons principaux</text:span></text:p>
                <text:list>
                  <text:list-item>
                    <text:p text:style-name="P1"><text:span text:style-name="T17">→ </text:span><text:span text:style-name="T17">Limite les erreurs lors du clic</text:span></text:p>
                  </text:list-item>
                </text:list>
              </text:list-item>
              <text:list-item>
                <text:p text:style-name="P11"><text:span text:style-name="T17">Instaurer une hiérarchie des éléments interactifs</text:span></text:p>
                <text:list>
                  <text:list-item>
                    <text:p text:style-name="P1"><text:span text:style-name="T17">Les plus importants sont de taille supérieure</text:span></text:p>
                  </text:list-item>
                </text:list>
              </text:list-item>
            </text:list>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9.225cm" svg:height="8.323cm" svg:x="9.575cm" svg:y="2.4cm">
          <draw:image xlink:href="Pictures/10000001000000AE0000009D59B3D482253EE20E.png" xlink:type="simple" xlink:show="embed" xlink:actuate="onLoad" draw:mime-type="image/png">
            <text:p/>
          </draw:image>
        </draw:frame>
        <draw:frame draw:style-name="gr27" draw:text-style-name="P30" draw:layer="layout" svg:width="18.6cm" svg:height="0.905cm" svg:x="4.7cm" svg:y="11.295cm">
          <draw:text-box>
            <text:p text:style-name="P18"><text:span text:style-name="T22">Selon la loi de Fitts, il est plus rapide de cliquer sur le bouton du haut.</text:span></text:p>
          </draw:text-box>
        </draw:frame>
        <draw:frame draw:style-name="gr26" draw:text-style-name="P16" draw:layer="layout" svg:width="25.147cm" svg:height="1.673cm" svg:x="0.979cm" svg:y="13.801cm">
          <draw:text-box>
            <text:p><text:span text:style-name="T12">Source(s) :</text:span></text:p>
            <text:list text:style-name="L1">
              <text:list-item>
                <text:p><text:span text:style-name="T13"><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3"><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28" draw:text-style-name="P35"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7" draw:layer="layout" svg:width="26.2cm" svg:height="3.554cm" svg:x="1.2cm" svg:y="4cm">
          <draw:text-box>
            <text:p><text:span text:style-name="T20">La loi de Hick-Hyman décrit le temps qu’il faut à un utilisateur pour prendre une décision en fonction du nombre de propositions. Selon la formule suivante :</text:span></text:p>
          </draw:text-box>
        </draw:frame>
        <draw:frame draw:style-name="gr30"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1" draw:text-style-name="P20" draw:layer="layout" svg:width="19.8cm" svg:height="3.2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6" draw:text-style-name="P16" draw:layer="layout" svg:width="25.147cm" svg:height="1.673cm" svg:x="0.979cm" svg:y="14cm">
          <draw:text-box>
            <text:p><text:span text:style-name="T12">Source(s) :</text:span></text:p>
            <text:list text:style-name="L1">
              <text:list-item>
                <text:p><text:span text:style-name="T13"><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5" draw:style-name="dp1" draw:master-page-name="Default" presentation:presentation-page-layout-name="AL1T0">
        <office:forms form:automatic-focus="false" form:apply-design-mode="false"/>
        <draw:frame presentation:style-name="pr17"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28" draw:text-style-name="P35"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2" draw:layer="layout" svg:width="26.06cm" svg:height="11.305cm" svg:x="1.356cm" svg:y="2.282cm" presentation:class="outline" presentation:user-transformed="true">
          <draw:text-box>
            <text:list text:style-name="L2">
              <text:list-item>
                <text:p text:style-name="P11"><text:span text:style-name="T17">Le nombre d’éléments optimal est 7±2</text:span></text:p>
                <text:list>
                  <text:list-item>
                    <text:p text:style-name="P1"><text:span text:style-name="T17">Nombre également appelé “Nombre de Miller”</text:span></text:p>
                  </text:list-item>
                </text:list>
              </text:list-item>
              <text:list-item>
                <text:p text:style-name="P11"><text:span text:style-name="T27">La mémoire temporaire humaine n’est que de </text:span><text:span text:style-name="T17">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 text:style-name="P36"><text:span text:style-name="T13"><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6" draw:style-name="dp1" draw:master-page-name="Default" presentation:presentation-page-layout-name="AL1T0">
        <office:forms form:automatic-focus="false" form:apply-design-mode="false"/>
        <draw:frame presentation:style-name="pr19" draw:text-style-name="P10" draw:layer="layout" svg:width="23.207cm" svg:height="2.533cm" svg:x="1.393cm" svg:y="0.627cm" presentation:class="title" presentation:user-transformed="true">
          <draw:text-box>
            <text:p text:style-name="P1"><text:span text:style-name="T24">Loi de Hick-Hyman </text:span><text:span text:style-name="T6">– Application dans le numérique</text:span></text:p>
          </draw:text-box>
        </draw:frame>
        <draw:custom-shape draw:style-name="gr28" draw:text-style-name="P35"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6.06cm" svg:height="9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6" draw:text-style-name="P16" draw:layer="layout" svg:width="25.147cm" svg:height="1.673cm" svg:x="0.978cm" svg:y="13.639cm">
          <draw:text-box>
            <text:p><text:span text:style-name="T12">Source(s) :</text:span></text:p>
            <text:list text:style-name="L1">
              <text:list-item>
                <text:p text:style-name="P36"><text:span text:style-name="T13"><text:a xlink:href="https://cxl.com/blog/universal-web-design-principles/#h-3-hick-s-law" xlink:type="simple">https://cxl.com/blog/universal-web-design-principles/#h-3-hick-s-law</text:a></text:span><text:span text:style-name="T26"><text:s/>- anglais</text:span></text:p>
              </text:list-item>
              <text:list-item>
                <text:p><text:span text:style-name="T13"><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7" draw:style-name="dp1" draw:master-page-name="Default" presentation:presentation-page-layout-name="AL1T0">
        <office:forms form:automatic-focus="false" form:apply-design-mode="false"/>
        <draw:frame presentation:style-name="pr21"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2" draw:text-style-name="P37"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2" draw:layer="layout" svg:width="26.06cm" svg:height="2.717cm" svg:x="1.356cm" svg:y="2.283cm" presentation:class="outline" presentation:user-transformed="true">
          <draw:text-box>
            <text:list text:style-name="L2">
              <text:list-item>
                <text:p text:style-name="P11"><text:span text:style-name="T27">Expression inventée par par Alvin Toffler et Heidi Toffler dans le livre </text:span><text:span text:style-name="T28">Le Choc du Futur</text:span><text:span text:style-name="T27"> (1970)</text:span></text:p>
                <text:p text:style-name="P11"><text:span text:style-name="T27"/></text:p>
              </text:list-item>
            </text:list>
          </draw:text-box>
        </draw:frame>
        <draw:frame draw:style-name="gr25" draw:text-style-name="P39" draw:layer="layout" svg:width="26.2cm" svg:height="4.655cm" svg:x="0.9cm" svg:y="6.845cm">
          <draw:text-box>
            <text:p text:style-name="P38"><text:span text:style-name="T29">"Apprendre à choisir est difficile. Apprendre à bien choisir est plus difficile. Et apprendre à bien choisir parmi un ensemble infini de possibilités est encore plus dur, voire certainement trop difficile."</text:span></text:p>
          </draw:text-box>
        </draw:frame>
        <draw:frame presentation:style-name="pr23" draw:text-style-name="P41" draw:layer="layout" svg:width="26.924cm" svg:height="0.98cm" svg:x="0.538cm" svg:y="11.52cm" presentation:class="title" presentation:user-transformed="true">
          <draw:text-box>
            <text:p text:style-name="P40"><text:span text:style-name="T30"><text:s/></text:span><text:span text:style-name="T30">Barry Schwartz, The Paradox of Choice: Why More Is Less (2004)</text:span></text:p>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4"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6" draw:layer="layout" svg:width="25.147cm" svg:height="1.673cm" svg:x="0.977cm" svg:y="13.638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28" draw:text-style-name="P35"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4.6cm" svg:x="1.37cm" svg:y="4.6cm" presentation:class="outline" presentation:user-transformed="true">
          <draw:text-box>
            <text:p text:style-name="P11"><text:span text:style-name="T32">Dans les deux cas, ils répondent à un besoin et travaillent avec une équipe pluridisciplinaire.</text:span></text:p>
            <text:p text:style-name="P11"><text:span text:style-name="T32">Ils comprennent l’utilisateur. </text:span><text:span text:style-name="T33">Ne le négligez pas.</text:span></text:p>
          </draw:text-box>
        </draw:frame>
        <draw:frame draw:style-name="gr18" draw:text-style-name="P16" draw:layer="layout" svg:width="25.147cm" svg:height="2.621cm" svg:x="1.022cm" svg:y="13.2cm">
          <draw:text-box>
            <text:p><text:span text:style-name="T12">Source(s) :</text:span></text:p>
            <text:list text:style-name="L1">
              <text:list-item>
                <text:p><text:span text:style-name="T13"><text:a xlink:href="https://blog-ux.com/quelle-est-la-difference-entre-ux-design-et-ergonomie" xlink:type="simple">https://blog-ux.com/quelle-est-la-difference-entre-ux-design-et-ergonomie</text:a></text:span></text:p>
              </text:list-item>
              <text:list-item>
                <text:p><text:span text:style-name="T13"><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3"/></text:p>
              </text:list-item>
            </text:list>
          </draw:text-box>
        </draw:frame>
        <draw:custom-shape draw:style-name="gr28" draw:text-style-name="P35"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7"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p text:style-name="P1"><text:span text:style-name="T7"/></text:p>
                <text:p text:style-name="P11"><text:span text:style-name="T7"/></text:p>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4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43"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5"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36" draw:text-style-name="P28" draw:layer="layout" svg:x1="13.4cm" svg:y1="4.8cm" svg:x2="13.4cm" svg:y2="13.2cm">
          <text:p/>
        </draw:line>
        <draw:frame presentation:style-name="pr5" draw:text-style-name="P44" draw:layer="layout" svg:width="11.798cm" svg:height="1.303cm" svg:x="1.202cm" svg:y="4.497cm" presentation:class="title" presentation:user-transformed="true">
          <draw:text-box>
            <text:p text:style-name="P18"><text:span text:style-name="T34">UI Designer</text:span></text:p>
          </draw:text-box>
        </draw:frame>
        <draw:frame presentation:style-name="pr32" draw:text-style-name="P45" draw:layer="layout" svg:width="11.63cm" svg:height="6.705cm" svg:x="1.37cm" svg:y="5.695cm" presentation:class="outline" presentation:user-transformed="true">
          <draw:text-box>
            <text:p text:style-name="P11"><text:span text:style-name="T35">Crée des interfaces :</text:span></text:p>
            <text:list text:style-name="L2">
              <text:list-item>
                <text:p text:style-name="P11"><text:span text:style-name="T35">Belles</text:span></text:p>
              </text:list-item>
              <text:list-item>
                <text:p text:style-name="P11"><text:span text:style-name="T35">Simples d’utilisation</text:span></text:p>
              </text:list-item>
              <text:list-item>
                <text:p text:style-name="P11"><text:span text:style-name="T35">Efficaces</text:span></text:p>
              </text:list-item>
            </text:list>
          </draw:text-box>
        </draw:frame>
        <draw:frame presentation:style-name="pr5" draw:text-style-name="P44" draw:layer="layout" svg:width="11.798cm" svg:height="1.303cm" svg:x="15cm" svg:y="4.498cm" presentation:class="title" presentation:user-transformed="true">
          <draw:text-box>
            <text:p text:style-name="P18"><text:span text:style-name="T34">UX Designer</text:span></text:p>
          </draw:text-box>
        </draw:frame>
        <draw:frame presentation:style-name="pr33" draw:text-style-name="P45" draw:layer="layout" svg:width="14cm" svg:height="6.705cm" svg:x="14cm" svg:y="5.696cm" presentation:class="outline" presentation:user-transformed="true">
          <draw:text-box>
            <text:p text:style-name="P11"><text:span text:style-name="T35">Augmente la satisfaction de l’utilisateur en améliorant :</text:span></text:p>
            <text:list text:style-name="L2">
              <text:list-item>
                <text:p text:style-name="P11"><text:span text:style-name="T35">Le plaisir d’utilisation</text:span></text:p>
              </text:list-item>
              <text:list-item>
                <text:p text:style-name="P11"><text:span text:style-name="T35">L’accessibilité</text:span></text:p>
              </text:list-item>
              <text:list-item>
                <text:p text:style-name="P11"><text:span text:style-name="T35">Les capacités du produit (ajout de fonctionnalités)</text:span></text:p>
                <text:p text:style-name="P11"><text:span text:style-name="T35"/></text:p>
              </text:list-item>
            </text:list>
          </draw:text-box>
        </draw:frame>
        <draw:frame draw:style-name="gr37" draw:text-style-name="P16" draw:layer="layout" svg:width="25.147cm" svg:height="1.422cm" svg:x="1.023cm" svg:y="14.2cm">
          <draw:text-box>
            <text:p><text:span text:style-name="T12">Source(s) :</text:span></text:p>
            <text:list text:style-name="L1">
              <text:list-item>
                <text:p><text:span text:style-name="T13"><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5"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8"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5"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83cm" svg:height="10.667cm" svg:x="2.085cm" svg:y="1.933cm">
          <draw:image xlink:href="Pictures/100000010000079000000363AD7CD9DE124CBD7F.png" xlink:type="simple" xlink:show="embed" xlink:actuate="onLoad" draw:mime-type="image/png">
            <text:p/>
          </draw:image>
        </draw:frame>
        <draw:frame draw:style-name="gr39" draw:text-style-name="P30" draw:layer="layout" svg:width="22.4cm" svg:height="1.505cm" svg:x="2.8cm" svg:y="12.722cm">
          <draw:text-box>
            <text:p text:style-name="P18"><text:span text:style-name="T22">Exemple avec Youtube. L’UX Designer a décidé des fonctionnalités (combien de vidéos proposées, par exemple). L’UI Designer a décidé des couleurs, des formes...</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4"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3cm" svg:y="14.2cm">
          <draw:text-box>
            <text:p><text:span text:style-name="T12">Source(s) :</text:span></text:p>
            <text:list text:style-name="L1">
              <text:list-item>
                <text:p><text:span text:style-name="T13"><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3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5"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0" draw:text-style-name="P46"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3cm" svg:y="14.2cm">
          <draw:text-box>
            <text:p><text:span text:style-name="T12">Source(s) :</text:span></text:p>
            <text:list text:style-name="L1">
              <text:list-item>
                <text:p><text:span text:style-name="T13"><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9" draw:layer="layout" svg:width="1.471cm" svg:height="1.287cm" svg:x="23.78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9" draw:layer="layout" svg:width="1.471cm" svg:height="1.287cm" svg:x="23.78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45" draw:text-style-name="P50" draw:layer="layout" svg:width="26.2cm" svg:height="5.915cm" svg:x="1.2cm" svg:y="3.285cm">
          <draw:text-box>
            <text:p><text:span text:style-name="T36">« […] un site web est un produit en « self-service ».</text:span></text:p>
            <text:p><text:span text:style-name="T36">Il n’existe pas de mode d’emploi à lire avant de le consulter,</text:span></text:p>
            <text:p><text:span text:style-name="T36">ni de séance de formation, ni de service consommateur pour servir de guide.</text:span></text:p>
            <text:p><text:span text:style-name="T36">L’utilisateur est seul devant le site et seules son intelligence et son expérience peuvent l’orienter.  » </text:span></text:p>
          </draw:text-box>
        </draw:frame>
        <draw:frame draw:style-name="gr12" draw:text-style-name="P52" draw:layer="layout" svg:width="14.8cm" svg:height="2.384cm" svg:x="12.2cm" svg:y="9.201cm">
          <draw:text-box>
            <text:p text:style-name="P51"><text:span text:style-name="T37">Jesse James Garett</text:span></text:p>
            <text:p text:style-name="P51">Les éléments de l'expérience utilisateur (2002). Édité en 2011 en français.</text:p>
          </draw:text-box>
        </draw:frame>
        <draw:frame draw:style-name="gr26" draw:text-style-name="P16" draw:layer="layout" svg:width="25.147cm" svg:height="1.673cm" svg:x="1.024cm" svg:y="13.8cm">
          <draw:text-box>
            <text:p><text:span text:style-name="T12">Source(s) :</text:span></text:p>
            <text:list text:style-name="L1">
              <text:list-item>
                <text:p><text:span text:style-name="T13"><text:a xlink:href="https://www.amazon.fr/élements-lexpérience-utilisateur-Garett-Jesse/dp/2744024856" xlink:type="simple">https://www.amazon.fr/%C3%A9lements-lexp%C3%A9rience-utilisateur-Garett-Jesse/dp/2744024856</text:a></text:span></text:p>
              </text:list-item>
              <text:list-item>
                <text:p><text:span text:style-name="T13"><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9"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9"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6" draw:style-name="dp1" draw:master-page-name="Default" presentation:presentation-page-layout-name="AL1T0">
        <draw:custom-shape draw:style-name="gr41" draw:text-style-name="P47"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24">Piliers de l’UX – Accessible / </text:span><text:span text:style-name="T6">Accessible</text:span></text:p>
          </draw:text-box>
        </draw:frame>
        <draw:frame presentation:style-name="pr40"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4cm" svg:y="14.2cm">
          <draw:text-box>
            <text:p><text:span text:style-name="T12">Source(s) :</text:span></text:p>
            <text:list text:style-name="L1">
              <text:list-item>
                <text:p><text:span text:style-name="T38"><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1" draw:text-style-name="P47"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53"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Credible / Crédible</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4" draw:text-style-name="P49"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Findable / Repérable </text:span></text:p>
          </draw:text-box>
        </draw:frame>
        <draw:frame presentation:style-name="pr42"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7" draw:text-style-name="P49"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4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 – Valuable / Précieux </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7" draw:layer="layout" svg:width="1.471cm" svg:height="1.287cm" svg:x="24.94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6.11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48" draw:layer="layout" svg:width="1.471cm" svg:height="1.287cm" svg:x="26.11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4.94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1" draw:text-style-name="P47" draw:layer="layout" svg:width="1.471cm" svg:height="1.287cm" svg:x="23.78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6" draw:text-style-name="P53" draw:layer="layout" svg:width="1.471cm" svg:height="1.287cm" svg:x="24.94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24">Piliers de l’UX</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4" draw:text-style-name="P33"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3cm" svg:y="14.2cm">
          <draw:text-box>
            <text:p><text:span text:style-name="T12">Source(s) :</text:span></text:p>
            <text:list text:style-name="L1">
              <text:list-item>
                <text:p><text:span text:style-name="T13"><text:a xlink:href="https://www.youtube.com/watch?v=XIpDLa585ao" xlink:type="simple">https://www.youtube.com/watch?v=XIpDLa585ao</text:a></text:span><text:span text:style-name="T26"><text:s/>- anglais</text:span></text:p>
              </text:list-item>
            </text:list>
          </draw:text-box>
        </draw:frame>
        <draw:frame draw:style-name="gr48" draw:text-style-name="P50" draw:layer="layout" svg:width="26.2cm" svg:height="5cm" svg:x="1.2cm" svg:y="4cm">
          <draw:text-box>
            <text:p><text:span text:style-name="T36">«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49" draw:text-style-name="P52" draw:layer="layout" svg:width="10cm" svg:height="1.673cm" svg:x="17cm" svg:y="9.2cm">
          <draw:text-box>
            <text:p text:style-name="P51"><text:span text:style-name="T37">Célia Hodent</text:span></text:p>
            <text:p text:style-name="P51">consultante en UX Game Desig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0" draw:text-style-name="P54" draw:layer="layout" svg:width="0.913cm" svg:height="6.687cm" draw:transform="rotate (-1.5707963267949) translate (28.47cm 15.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5"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0" draw:text-style-name="P54" draw:layer="layout" svg:width="0.913cm" svg:height="6.687cm" draw:transform="rotate (-1.5707963267949) translate (28.47cm 15.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6"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0" draw:text-style-name="P54" draw:layer="layout" svg:width="0.913cm" svg:height="6.687cm" draw:transform="rotate (-1.5707963267949) translate (28.47cm 15.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4" draw:text-style-name="P16" draw:layer="layout" svg:width="25.147cm" svg:height="1.6cm" svg:x="1.024cm" svg:y="14.2cm">
          <draw:text-box>
            <text:p><text:span text:style-name="T39">* </text:span><text:span text:style-name="T40">: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1"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6" draw:style-name="dp1" draw:master-page-name="Default" presentation:presentation-page-layout-name="AL1T0">
        <draw:custom-shape draw:style-name="gr52" draw:text-style-name="P55"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D256E637AD1AD37A.png" xlink:type="simple" xlink:show="embed" xlink:actuate="onLoad" draw:mime-type="image/png">
            <text:p/>
          </draw:image>
        </draw:frame>
        <draw:frame draw:style-name="gr53" draw:text-style-name="P29" draw:layer="layout" svg:width="17.6cm" svg:height="0.878cm" svg:x="5.2cm" svg:y="10.6cm">
          <draw:text-box>
            <text:p text:style-name="P18"><text:span text:style-name="T42">Image issue de wikipédia</text:span></text:p>
          </draw:text-box>
        </draw:frame>
        <draw:frame draw:style-name="gr54" draw:text-style-name="P56" draw:layer="layout" svg:width="17.6cm" svg:height="0.962cm" svg:x="5.2cm" svg:y="12.438cm">
          <draw:text-box>
            <text:p text:style-name="P18">Le bouton vert avec l’icône génère plus de clics</text:p>
          </draw:text-box>
        </draw:frame>
        <draw:frame draw:style-name="gr51" draw:text-style-name="P16" draw:layer="layout" svg:width="25.147cm" svg:height="1.2cm" svg:x="1.023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7"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8" draw:text-style-name="P35"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1" draw:text-style-name="P16" draw:layer="layout" svg:width="25.147cm" svg:height="1.2cm" svg:x="1.024cm" svg:y="14.2cm">
          <draw:text-box>
            <text:p><text:span text:style-name="T12">Source(s) :</text:span></text:p>
            <text:list text:style-name="L1">
              <text:list-item>
                <text:p><text:span text:style-name="T13"><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0"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3" draw:text-style-name="P42"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5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draw:style-name="gr19" draw:text-style-name="P39" draw:layer="layout" svg:width="26.2cm" svg:height="3.6cm" svg:x="1.2cm" svg:y="4cm">
          <draw:text-box>
            <text:p><text:span text:style-name="T29">« Un dark pattern est une interface qui a volontairement été pensée pour inciter l’utilisateur à faire quelque chose qu’il ne souhaite pas faire » </text:span></text:p>
          </draw:text-box>
        </draw:frame>
        <draw:frame draw:style-name="gr49" draw:text-style-name="P52" draw:layer="layout" svg:width="10cm" svg:height="1.673cm" svg:x="17cm" svg:y="7.327cm">
          <draw:text-box>
            <text:p text:style-name="P51"><text:span text:style-name="T37">Harry Brignull</text:span></text:p>
            <text:p text:style-name="P51">UX Designer</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0"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text:span text:style-name="T13"><text:a xlink:href="https://www.deceptive.design/types" xlink:type="simple">https://www.deceptive.design/types</text:a></text:span></text:p>
              </text:list-item>
            </text:list>
          </draw:text-box>
        </draw:frame>
        <draw:frame presentation:style-name="pr51"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3">Vise à augmenter rapidement les objectifs : trafic, taux de clics...</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2">Source(s) :</text:span></text:p>
            <text:list text:style-name="L1">
              <text:list-item>
                <text:p><text:span text:style-name="T13"><text:a xlink:href="https://fr.wikipedia.org/wiki/Dark_pattern" xlink:type="simple">https://fr.wikipedia.org/wiki/Dark_pattern</text:a></text:span></text:p>
              </text:list-item>
              <text:list-item>
                <text:p><text:span text:style-name="T13"><text:a xlink:href="https://linc.cnil.fr/sites/default/files/atoms/files/cnil_cahiers_ip6.pdf" xlink:type="simple">https://linc.cnil.fr/sites/default/files/atoms/files/cnil_cahiers_ip6.pdf</text:a></text:span></text:p>
              </text:list-item>
              <text:list-item>
                <text:p text:style-name="P36"><text:span text:style-name="T44"><text:a xlink:href="https://www.deceptive.design/types" xlink:type="simple">https://www.deceptive.design/types</text:a></text:span><text:span text:style-name="T45"><text:s/></text:span><text:span text:style-name="T26">- anglais</text:span></text:p>
              </text:list-item>
              <text:list-item>
                <text:p><text:span text:style-name="T13"><text:a xlink:href="https://twitter.com/chopracfpb/status/1301199942556553218" xlink:type="simple">https://twitter.com/chopracfpb/status/1301199942556553218</text:a></text:span><text:span text:style-name="T26"><text:s/>- anglais</text:span></text:p>
              </text:list-item>
            </text:list>
          </draw:text-box>
        </draw:frame>
        <draw:frame presentation:style-name="pr52" draw:text-style-name="P12" draw:layer="layout" svg:width="26.06cm" svg:height="10.904cm" svg:x="1.37cm" svg:y="2.296cm" presentation:class="outline" presentation:user-transformed="true">
          <draw:text-box>
            <text:list text:style-name="L2">
              <text:list-item>
                <text:p text:style-name="P11"><text:span text:style-name="T43">Illégal dans certaines régions du monde</text:span></text:p>
                <text:list>
                  <text:list-item>
                    <text:p text:style-name="P1"><text:span text:style-name="T43">Ex : Californie, USA.</text:span></text:p>
                  </text:list-item>
                </text:list>
              </text:list-item>
              <text:list-item>
                <text:p text:style-name="P1"><text:span text:style-name="T43">Solution court-termiste</text:span></text:p>
                <text:list>
                  <text:list-item>
                    <text:p text:style-name="P1"><text:span text:style-name="T43">Nuit à l’image de marque lorsque découvert par l’utilisateur</text:span></text:p>
                  </text:list-item>
                </text:list>
              </text:list-item>
              <text:list-item>
                <text:p text:style-name="P11"><text:span text:style-name="T43">Harry Brignull va définir 12 types en 2010</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4"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6" draw:text-style-name="P16" draw:layer="layout" svg:width="25.147cm" svg:height="1.673cm" svg:x="1.024cm" svg:y="13.801cm">
          <draw:text-box>
            <text:p><text:span text:style-name="T12">Source(s) :</text:span></text:p>
            <text:list text:style-name="L1">
              <text:list-item>
                <text:p><text:span text:style-name="T13"><text:a xlink:href="https://www.cnet.com/culture/bait-and-switch-online-electronics-stores-caught-in-fraud/" xlink:type="simple">https://www.cnet.com/culture/bait-and-switch-online-electronics-stores-caught-in-fraud/</text:a></text:span></text:p>
              </text:list-item>
              <text:list-item>
                <text:p><text:span text:style-name="T13"><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4"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5"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5"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6"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6"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55" draw:text-style-name="P57"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7"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56" draw:text-style-name="P28" draw:layer="layout" svg:width="18.443cm" svg:height="6.799cm" svg:x="4.779cm" svg:y="5.801cm">
          <draw:image xlink:href="Pictures/10000001000002B90000013CA80DDBDE560FBDF7.png" xlink:type="simple" xlink:show="embed" xlink:actuate="onLoad" draw:mime-type="image/png">
            <text:p/>
          </draw:image>
        </draw:frame>
        <draw:frame draw:style-name="gr57" draw:text-style-name="P30" draw:layer="layout" svg:width="17.6cm" svg:height="2.132cm" svg:x="5.2cm" svg:y="12.722cm">
          <draw:text-box>
            <text:p text:style-name="P18"><text:span text:style-name="T22">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7" draw:style-name="dp1" draw:master-page-name="Default" presentation:presentation-page-layout-name="AL1T0">
        <draw:frame presentation:style-name="pr58" draw:text-style-name="P58" draw:layer="layout" svg:width="26.924cm" svg:height="3.311cm" svg:x="0.538cm" svg:y="6.22cm" presentation:class="title" presentation:user-transformed="true">
          <draw:text-box>
            <text:p text:style-name="P18"><text:span text:style-name="T46">Connaissez-vous </text:span><text:span text:style-name="T46"><text:line-break/></text:span><text:span text:style-name="T46">d’autres dark patterns ?</text:span></text:p>
          </draw:text-box>
        </draw:frame>
        <presentation:notes draw:style-name="dp2">
          <draw:page-thumbnail draw:style-name="gr3" draw:layer="layout" svg:width="13.586cm" svg:height="11.136cm" svg:x="3.703cm" svg:y="2.252cm" draw:page-number="6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68"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59"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text:span><text:span text:style-name="T7">Découverte</text:span></text:p>
                  </text:list-item>
                  <text:list-item>
                    <text:p text:style-name="P1"><text:span text:style-name="T7"><text:s/></text:span><text:span text:style-name="T7">Analyse</text:span></text:p>
                  </text:list-item>
                  <text:list-item>
                    <text:p text:style-name="P1"><text:span text:style-name="T7"><text:s/></text:span><text:span text:style-name="T7">Idéation</text:span></text:p>
                  </text:list-item>
                  <text:list-item>
                    <text:p text:style-name="P1"><text:span text:style-name="T7"><text:s/></text:span><text:span text:style-name="T7">Validation</text:span></text:p>
                  </text:list-item>
                </text:list>
              </text:list-item>
            </text:list>
          </draw:text-box>
        </draw:frame>
        <draw:custom-shape draw:style-name="gr58" draw:text-style-name="P59"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4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69"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0"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60"><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58" draw:text-style-name="P59"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0" draw:style-name="dp1" draw:master-page-name="Default" presentation:presentation-page-layout-name="AL1T0">
        <draw:frame presentation:style-name="pr58" draw:text-style-name="P61" draw:layer="layout" svg:width="26.924cm" svg:height="3.311cm" svg:x="0.538cm" svg:y="6.22cm" presentation:class="title" presentation:user-transformed="true">
          <draw:text-box>
            <text:p text:style-name="P18"><text:span text:style-name="T47">Erreur à ne pas commettre durant cette phase :</text:span><text:span text:style-name="T47"><text:line-break/></text:span><text:span text:style-name="T47">Arriver avec ses a priori</text:span></text:p>
          </draw:text-box>
        </draw:frame>
        <presentation:notes draw:style-name="dp2">
          <draw:page-thumbnail draw:style-name="gr3" draw:layer="layout" svg:width="13.586cm" svg:height="11.136cm" svg:x="3.703cm" svg:y="2.252cm" draw:page-number="7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1"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58" draw:text-style-name="P59"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2"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2" draw:text-style-name="P12" draw:layer="layout" svg:width="26.06cm" svg:height="11.7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58" draw:text-style-name="P59"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3" draw:style-name="dp1" draw:master-page-name="Default" presentation:presentation-page-layout-name="AL1T0">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3"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58" draw:text-style-name="P59" draw:layer="layout" svg:width="0.913cm" svg:height="6.687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4"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59"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4" draw:text-style-name="P16" draw:layer="layout" svg:width="25.147cm" svg:height="1.6cm" svg:x="1.025cm" svg:y="14.2cm">
          <draw:text-box>
            <text:p><text:span text:style-name="T12">Source(s) :</text:span></text:p>
            <text:list text:style-name="L1">
              <text:list-item>
                <text:p><text:span text:style-name="T13"><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5"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ks. Les zones sont détaillées </text:span></text:p>
                  </text:list-item>
                </text:list>
              </text:list-item>
              <text:list-item>
                <text:p text:style-name="P11"><text:span text:style-name="T7">Mockup</text:span></text:p>
                <text:list>
                  <text:list-item>
                    <text:p text:style-name="P1"><text:span text:style-name="T7">Le prototype prend forme, on y trouve interactions et graphismes plus proches du résultat attendu</text:span></text:p>
                  </text:list-item>
                </text:list>
              </text:list-item>
            </text:list>
          </draw:text-box>
        </draw:frame>
        <draw:custom-shape draw:style-name="gr59"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6"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59"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712cm" svg:height="10.986cm" svg:x="5.144cm" svg:y="2.1cm">
          <draw:image xlink:href="Pictures/1000000100000301000001DDBEF001A52022F03B.png" xlink:type="simple" xlink:show="embed" xlink:actuate="onLoad" draw:mime-type="image/png">
            <text:p/>
          </draw:image>
        </draw:frame>
        <draw:frame draw:style-name="gr60" draw:text-style-name="P63" draw:layer="layout" svg:width="17.6cm" svg:height="0.932cm" svg:x="5.2cm" svg:y="13.068cm">
          <draw:text-box>
            <text:p text:style-name="P18"><text:span text:style-name="T48">A gauche le zoning, à droite le wireframe</text:span></text:p>
          </draw:text-box>
        </draw:frame>
        <draw:frame draw:style-name="gr34" draw:text-style-name="P16" draw:layer="layout" svg:width="25.147cm" svg:height="1.6cm" svg:x="1.026cm" svg:y="14.2cm">
          <draw:text-box>
            <text:p><text:span text:style-name="T12">Source(s) :</text:span></text:p>
            <text:list text:style-name="L1">
              <text:list-item>
                <text:p><text:span text:style-name="T13"><text:a xlink:href="https://decode.agency/article/mobile-app-wireframing/" xlink:type="simple">https://decode.agency/article/mobile-app-wireframing/</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7"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66"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mise en page</text:span></text:p>
                  </text:list-item>
                </text:list>
              </text:list-item>
              <text:list-item>
                <text:p text:style-name="P1"><text:span text:style-name="T7">Tout le monde n’utilise pas le même vocabulaire</text:span></text:p>
              </text:list-item>
            </text:list>
          </draw:text-box>
        </draw:frame>
        <draw:custom-shape draw:style-name="gr59" draw:text-style-name="P62"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78" draw:style-name="dp1" draw:master-page-name="Default" presentation:presentation-page-layout-name="AL1T0">
        <draw:frame presentation:style-name="pr67" draw:text-style-name="P61" draw:layer="layout" svg:width="26.924cm" svg:height="5.353cm" svg:x="0.538cm" svg:y="5.6cm" presentation:class="title" presentation:user-transformed="true">
          <draw:text-box>
            <text:p text:style-name="P18"><text:span text:style-name="T47">Phase 5 : Itération</text:span><text:span text:style-name="T47"><text:line-break/></text:span><text:span text:style-name="T47">Revenir en arrière si besoin est.</text:span><text:span text:style-name="T47"><text:line-break/></text:span><text:span text:style-name="T47"><text:line-break/></text:span><text:span text:style-name="T47">Demander des retours et ajuster si besoin est.</text:span></text:p>
          </draw:text-box>
        </draw:frame>
        <presentation:notes draw:style-name="dp2">
          <draw:page-thumbnail draw:style-name="gr3" draw:layer="layout" svg:width="13.586cm" svg:height="11.136cm" svg:x="3.703cm" svg:y="2.252cm" draw:page-number="78"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draw:frame draw:style-name="gr2" draw:text-style-name="P28" draw:layer="layout" svg:width="20.63cm" svg:height="11.704cm" svg:x="3.685cm" svg:y="0.4cm">
          <draw:image xlink:href="Pictures/10000000000005DC0000035357FBAA94AEA8DC9F.jpg" xlink:type="simple" xlink:show="embed" xlink:actuate="onLoad" draw:mime-type="image/jpeg">
            <text:p/>
          </draw:image>
        </draw:frame>
        <draw:frame draw:style-name="gr34" draw:text-style-name="P16" draw:layer="layout" svg:width="25.147cm" svg:height="1.6cm" svg:x="1.026cm" svg:y="14.2cm">
          <draw:text-box>
            <text:p><text:span text:style-name="T12">Source(s) :</text:span></text:p>
            <text:list text:style-name="L1">
              <text:list-item>
                <text:p><text:span text:style-name="T13"><text:a xlink:href="https://thedesignsquiggle.com/" xlink:type="simple">https://thedesignsquiggle.com/</text:a></text:span></text:p>
              </text:list-item>
            </text:list>
          </draw:text-box>
        </draw:frame>
        <draw:frame draw:style-name="gr57" draw:text-style-name="P30" draw:layer="layout" svg:width="17.6cm" svg:height="2.132cm" svg:x="5.2cm" svg:y="12.2cm">
          <draw:text-box>
            <text:p text:style-name="P18"><text:span text:style-name="T22">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79"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8"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0"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1" draw:style-name="dp1"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69"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0"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2" draw:style-name="dp1" draw:master-page-name="Default" presentation:presentation-page-layout-name="AL1T0">
        <draw:frame presentation:style-name="pr70" draw:text-style-name="P61" draw:layer="layout" svg:width="26.924cm" svg:height="4.015cm" svg:x="0.538cm" svg:y="5.6cm" presentation:class="title" presentation:user-transformed="true">
          <draw:text-box>
            <text:p text:style-name="P18"><text:span text:style-name="T47">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2"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3" draw:style-name="dp4" draw:master-page-name="Default" presentation:presentation-page-layout-name="AL1T0">
        <draw:frame presentation:style-name="pr17"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1" draw:text-style-name="P12" draw:layer="layout" svg:width="26.43cm" svg:height="11.705cm" svg:x="1.37cm" svg:y="2.295cm" presentation:class="outline" presentation:user-transformed="true">
          <draw:text-box>
            <text:list text:style-name="L2">
              <text:list-item>
                <text:p text:style-name="P11"><text:span text:style-name="T7">L’ergonomie est </text:span></text:p>
                <text:list>
                  <text:list-item>
                    <text:p text:style-name="P1"><text:span text:style-name="T7">Une discipline scientifique</text:span></text:p>
                  </text:list-item>
                  <text:list-item>
                    <text:p text:style-name="P1"><text:span text:style-name="T7">Centré sur les notions de risques, d’accessibilité et d’efficacité pour le plus grand nombre </text:span></text:p>
                  </text:list-item>
                </text:list>
              </text:list-item>
            </text:list>
          </draw:text-box>
        </draw:frame>
        <draw:custom-shape draw:style-name="gr50" draw:text-style-name="P5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9"/></text:p>
              <text:p><text:span text:style-name="T9"/></text:p>
            </draw:text-box>
          </draw:frame>
        </presentation:notes>
      </draw:page>
      <draw:page draw:name="page84" draw:style-name="dp5" draw:master-page-name="Default" presentation:presentation-page-layout-name="AL3T1">
        <draw:frame presentation:style-name="pr72" draw:text-style-name="P64"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84" presentation:class="page"/>
          <draw:frame presentation:style-name="pr3" draw:text-style-name="P65" draw:layer="layout" svg:width="16.8cm" svg:height="13.365cm" svg:x="2.097cm" svg:y="14.103cm" presentation:class="notes" presentation:placeholder="true">
            <draw:text-box/>
          </draw:frame>
        </presentation:notes>
      </draw:page>
      <draw:page draw:name="page85" draw:style-name="dp5"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2-01T15:23:35.917000000</dc:date>
    <meta:editing-duration>P23DT9H58M39S</meta:editing-duration>
    <meta:editing-cycles>1340</meta:editing-cycles>
    <meta:generator>LibreOffice/7.2.7.2$Windows_X86_64 LibreOffice_project/8d71d29d553c0f7dcbfa38fbfda25ee34cce99a2</meta:generator>
    <meta:document-statistic meta:object-count="574"/>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